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58" officeooo:paragraph-rsid="001caf58"/>
    </style:style>
    <style:style style:name="P2" style:family="paragraph" style:parent-style-name="Heading_20_2">
      <style:text-properties fo:color="#00008b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rsid="001caf58" officeooo:paragraph-rsid="001caf58" style:font-size-asian="13pt" style:font-size-complex="13pt"/>
    </style:style>
    <style:style style:name="P5" style:family="paragraph" style:parent-style-name="Standard">
      <style:text-properties fo:font-size="13pt" officeooo:rsid="001f95f4" officeooo:paragraph-rsid="001f95f4" style:font-size-asian="13pt" style:font-size-complex="13pt"/>
    </style:style>
    <style:style style:name="P6" style:family="paragraph" style:parent-style-name="Standard">
      <style:text-properties fo:font-size="13pt" officeooo:rsid="002126f1" officeooo:paragraph-rsid="002126f1" style:font-size-asian="13pt" style:font-size-complex="13pt"/>
    </style:style>
    <style:style style:name="P7" style:family="paragraph" style:parent-style-name="Standard">
      <style:text-properties officeooo:paragraph-rsid="0021f2f3"/>
    </style:style>
    <style:style style:name="P8" style:family="paragraph" style:parent-style-name="Standard">
      <style:text-properties fo:color="#696969" fo:font-size="13pt" style:font-size-asian="13pt" style:font-size-complex="13pt"/>
    </style:style>
    <style:style style:name="P9" style:family="paragraph" style:parent-style-name="Standard">
      <style:text-properties fo:color="#696969" fo:font-size="13pt" officeooo:rsid="001caf58" officeooo:paragraph-rsid="001caf58" style:font-size-asian="13pt" style:font-size-complex="13pt"/>
    </style:style>
    <style:style style:name="P10" style:family="paragraph" style:parent-style-name="Standard">
      <style:text-properties fo:color="#696969" fo:font-size="13pt" officeooo:rsid="001d7c2a" officeooo:paragraph-rsid="001d7c2a" style:font-size-asian="13pt" style:font-size-complex="13pt"/>
    </style:style>
    <style:style style:name="P11" style:family="paragraph" style:parent-style-name="Standard">
      <style:text-properties fo:color="#696969" fo:font-size="13pt" officeooo:rsid="001f95f4" officeooo:paragraph-rsid="001f95f4" style:font-size-asian="13pt" style:font-size-complex="13pt"/>
    </style:style>
    <style:style style:name="P12" style:family="paragraph" style:parent-style-name="Standard">
      <style:text-properties fo:color="#00008b" officeooo:paragraph-rsid="001f95f4"/>
    </style:style>
    <style:style style:name="P13" style:family="paragraph" style:parent-style-name="Standard">
      <style:paragraph-properties fo:margin-top="0.101cm" fo:margin-bottom="0.101cm" loext:contextual-spacing="false"/>
      <style:text-properties fo:font-size="13pt" style:font-size-asian="13pt" style:font-size-complex="13pt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style:font-size-asian="13pt" style:font-size-complex="13pt"/>
    </style:style>
    <style:style style:name="P15" style:family="paragraph" style:parent-style-name="Standard">
      <style:paragraph-properties fo:margin-top="0.101cm" fo:margin-bottom="0.101cm" loext:contextual-spacing="false"/>
      <style:text-properties fo:font-size="13pt" officeooo:rsid="001caf58" officeooo:paragraph-rsid="001caf58" style:font-size-asian="13pt" style:font-size-complex="13pt"/>
    </style:style>
    <style:style style:name="P16" style:family="paragraph" style:parent-style-name="Standard">
      <style:paragraph-properties fo:margin-top="0.101cm" fo:margin-bottom="0.101cm" loext:contextual-spacing="false"/>
      <style:text-properties fo:font-size="13pt" officeooo:rsid="001f95f4" officeooo:paragraph-rsid="001f95f4" style:font-size-asian="13pt" style:font-size-complex="13pt"/>
    </style:style>
    <style:style style:name="P17" style:family="paragraph" style:parent-style-name="Standard">
      <style:paragraph-properties fo:margin-top="0cm" fo:margin-bottom="0cm" loext:contextual-spacing="false"/>
      <style:text-properties fo:font-size="13pt" style:font-size-asian="13pt" style:font-size-complex="13pt"/>
    </style:style>
    <style:style style:name="P18" style:family="paragraph" style:parent-style-name="Text_20_body">
      <style:text-properties fo:color="#696969" fo:font-size="13pt" style:font-size-asian="13pt" style:font-size-complex="13pt"/>
    </style:style>
    <style:style style:name="P19" style:family="paragraph" style:parent-style-name="Text_20_body">
      <style:paragraph-properties fo:margin-top="0cm" fo:margin-bottom="0.046cm" loext:contextual-spacing="false"/>
      <style:text-properties fo:font-size="13pt" style:font-size-asian="13pt" style:font-size-complex="13pt"/>
    </style:style>
    <style:style style:name="P20" style:family="paragraph" style:parent-style-name="Text_20_body">
      <style:paragraph-properties fo:margin-top="0cm" fo:margin-bottom="0cm" loext:contextual-spacing="false"/>
      <style:text-properties fo:color="#696969" fo:font-size="13pt" officeooo:rsid="001d7c2a" officeooo:paragraph-rsid="001d7c2a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fo:color="#00008b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237a48"/>
    </style:style>
    <style:style style:name="T5" style:family="text">
      <style:text-properties fo:color="#696969"/>
    </style:style>
    <style:style style:name="T6" style:family="text">
      <style:text-properties fo:color="#696969" officeooo:rsid="00237a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work - 09</text:p>
      <text:h text:style-name="P2" text:outline-level="2">Naming Columns and Rows</text:h>
      <text:p text:style-name="P14">&gt; vector1 &lt;- c(1,3,5)</text:p>
      <text:p text:style-name="P14">&gt; vector2 &lt;- c(11,22,33,44,55,66,77)</text:p>
      <text:p text:style-name="P14">&gt; vArray &lt;- array (c (vector1, vector2), dim = c (5,5), dimnames = list (c ("ROW1", "ROW2", "ROW3", "ROW4", "ROW5"), c("COL1", "COL2", "COL3", "COL4", "COL5") ) )</text:p>
      <text:p text:style-name="P14">&gt; vArray</text:p>
      <text:p text:style-name="P14"><text:s text:c="5"/>COL1 COL2 COL3 COL4 COL5</text:p>
      <text:p text:style-name="P14">ROW1 <text:s text:c="3"/>1 <text:s text:c="2"/>33 <text:s text:c="3"/>1 <text:s text:c="2"/>33 <text:s text:c="3"/>1</text:p>
      <text:p text:style-name="P14">ROW2 <text:s text:c="3"/>3 <text:s text:c="2"/>44 <text:s text:c="3"/>3 <text:s text:c="2"/>44 <text:s text:c="3"/>3</text:p>
      <text:p text:style-name="P14">ROW3 <text:s text:c="3"/>5 <text:s text:c="2"/>55 <text:s text:c="3"/>5 <text:s text:c="2"/>55 <text:s text:c="3"/>5</text:p>
      <text:p text:style-name="P14">ROW4 <text:s text:c="2"/>11 <text:s text:c="2"/>66 <text:s text:c="2"/>11 <text:s text:c="2"/>66 <text:s text:c="2"/>11</text:p>
      <text:p text:style-name="P14">ROW5 <text:s text:c="2"/>22 <text:s text:c="2"/>77 <text:s text:c="2"/>22 <text:s text:c="2"/>77 <text:s text:c="2"/>22</text:p>
      <text:h text:style-name="P2" text:outline-level="2">Accessing Array Elements</text:h>
      <text:p text:style-name="P17">&gt; print(vArray[3,3])</text:p>
      <text:p text:style-name="P17">[1] 5</text:p>
      <text:p text:style-name="P13">&gt; print(vArray[1,5])</text:p>
      <text:p text:style-name="P17">[1] 1</text:p>
      <text:p text:style-name="P13">&gt; print(vArray[,5])</text:p>
      <text:p text:style-name="P17">ROW1 ROW2 ROW3 ROW4 ROW5 </text:p>
      <text:p text:style-name="P17"><text:s text:c="3"/>1 <text:s text:c="3"/>3 <text:s text:c="3"/>5 <text:s text:c="2"/>11 <text:s text:c="2"/>22 </text:p>
      <text:p text:style-name="P13">&gt; print(vArray[2,])</text:p>
      <text:p text:style-name="P17">COL1 COL2 COL3 COL4 COL5 </text:p>
      <text:p text:style-name="P17"><text:s text:c="3"/>3 <text:s text:c="2"/>44 <text:s text:c="3"/>3 <text:s text:c="2"/>44 <text:s text:c="3"/>3 </text:p>
      <text:h text:style-name="P2" text:outline-level="2">Manipulating Array Elements</text:h>
      <text:p text:style-name="P13">&gt; vArray[1,] + vArray[2,]</text:p>
      <text:p text:style-name="P17">COL1 COL2 COL3 COL4 COL5 </text:p>
      <text:p text:style-name="P17"><text:s text:c="3"/>4 <text:s text:c="2"/>77 <text:s text:c="3"/>4 <text:s text:c="2"/>77 <text:s text:c="3"/>4 </text:p>
      <text:p text:style-name="P13">&gt; vArray[1,] + vArray[,1]</text:p>
      <text:p text:style-name="P17">COL1 COL2 COL3 COL4 COL5 </text:p>
      <text:p text:style-name="P17"><text:s text:c="3"/>2 <text:s text:c="2"/>36 <text:s text:c="3"/>6 <text:s text:c="2"/>44 <text:s text:c="2"/>23 </text:p>
      <text:p text:style-name="P13">&gt; vArray[1,] * vArray[,1]</text:p>
      <text:p text:style-name="P17">COL1 COL2 COL3 COL4 COL5 </text:p>
      <text:p text:style-name="P17"><text:s text:c="3"/>1 <text:s text:c="2"/>99 <text:s text:c="3"/>5 <text:s/>363 <text:s text:c="2"/>22 </text:p>
      <text:p text:style-name="P17"/>
      <text:h text:style-name="Heading_20_2" text:outline-level="2"><text:soft-page-break/><text:span text:style-name="T2">Calculations across array elements</text:span></text:h>
      <text:p text:style-name="P13">&gt; apply(vArray, c(1),sum)</text:p>
      <text:p text:style-name="P3">ROW1 ROW2 ROW3 ROW4 ROW5 </text:p>
      <text:p text:style-name="P3"><text:s text:c="2"/>69 <text:s text:c="2"/>97 <text:s/>125 <text:s/>165 <text:s/>220 </text:p>
      <text:p text:style-name="P13">&gt; apply(vArray, c(2),sum)</text:p>
      <text:p text:style-name="P3">COL1 COL2 COL3 COL4 COL5 </text:p>
      <text:p text:style-name="P7"><text:span text:style-name="T3"><text:s text:c="2"/>42 <text:s/>275 <text:s text:c="2"/>42 <text:s/>275 <text:s text:c="2"/>42 </text:span></text:p>
      <text:h text:style-name="P2" text:outline-level="2">Generating factor levels using gl (a, b) function</text:h>
      <text:p text:style-name="P8"># where ‘a’ is the integers for numbers of levels and ‘b’ is an integer for the number of</text:p>
      <text:p text:style-name="P8">times each level has repeated.</text:p>
      <text:p text:style-name="P13">&gt; gl (3, 2)</text:p>
      <text:p text:style-name="P3">[1] 1 1 2 2 3 3</text:p>
      <text:p text:style-name="P3">Levels: 1 2 3</text:p>
      <text:p text:style-name="P13">&gt; gl (4, 3)</text:p>
      <text:p text:style-name="P3">[1] 1 1 1 2 2 2 3 3 3 4 4 4</text:p>
      <text:p text:style-name="P3">Levels: 1 2 3 4</text:p>
      <text:p text:style-name="P13">&gt; gl(3, 2, labels = c("mango", "berry", "apple"))</text:p>
      <text:p text:style-name="P3">[1] mango mango berry berry apple apple</text:p>
      <text:p text:style-name="Standard"><text:span text:style-name="T3">Levels: mango berry apple</text:span></text:p>
      <text:h text:style-name="P2" text:outline-level="2">Changing the order of levels</text:h>
      <text:p text:style-name="P8"># By specifying the levels arguments</text:p>
      <text:p text:style-name="P13">&gt; myData = c (1, 2, 2, 4, 6, 3, 1, 2, 3, 4, 6, 6, 1, 3, 1, 2, 3, 3, 1)</text:p>
      <text:p text:style-name="P13">&gt; myFactor = factor (myData) # Creating a factor using factor function by</text:p>
      <text:p text:style-name="P13">&gt; myFactor passing a vector into it</text:p>
      <text:p text:style-name="P3">[1] 1 2 2 4 6 3 1 2 3 4 6 6 1 3 1 2 3 3 1</text:p>
      <text:p text:style-name="P3">Levels: 1 2 3 4 6</text:p>
      <text:p text:style-name="P13">&gt; myNewFactor = factor (myData, labels= c("One", "Two", "Three", "Four", "Six" ))</text:p>
      <text:p text:style-name="P13">&gt; myNewFactor</text:p>
      <text:p text:style-name="P3">[1] One Two Two Four Six Three One Two Three Four Six Six</text:p>
      <text:p text:style-name="P3">[13] One Three One Two Three Three One</text:p>
      <text:p text:style-name="Standard"><text:span text:style-name="T3">Levels: One Two Three Four Six</text:span></text:p>
      <text:h text:style-name="Heading_20_2" text:outline-level="2"><text:span text:style-name="Strong_20_Emphasis"><text:span text:style-name="T2">Extract data from Data Frame</text:span></text:span></text:h>
      <text:p text:style-name="P19"><text:span text:style-name="T6"># U</text:span><text:span text:style-name="T5">sing the name of the column </text:span><text:span text:style-name="T6">to </text:span><text:span text:style-name="T5">extract a specific column</text:span> </text:p>
      <text:p text:style-name="P4"><text:span text:style-name="T4">&gt; </text:span>myDataFrame &lt;- data.frame (items = c ("apple", "carrot", "tomato"), cost_per_item = c(110,60,25))</text:p>
      <text:p text:style-name="P4">&gt; myDataFrame</text:p>
      <text:p text:style-name="P4"><text:s text:c="3"/>items cost_per_item</text:p>
      <text:p text:style-name="P4">1 <text:s/>apple <text:s text:c="10"/>110</text:p>
      <text:p text:style-name="P4">2 carrot <text:s text:c="11"/>60</text:p>
      <text:p text:style-name="P4">3 tomato <text:s text:c="11"/>25</text:p>
      <text:p text:style-name="P15"><text:soft-page-break/>&gt; print (myDataFrame$items)</text:p>
      <text:p text:style-name="P4">[1] apple <text:s/>carrot tomato</text:p>
      <text:p text:style-name="P4">Levels: apple carrot tomato</text:p>
      <text:p text:style-name="P15">&gt; print (data.frame (myDataFrame$items))</text:p>
      <text:p text:style-name="P4"><text:s text:c="2"/>myDataFrame.items</text:p>
      <text:p text:style-name="P4">1 <text:s text:c="12"/>apple</text:p>
      <text:p text:style-name="P4">2 <text:s text:c="11"/>carrot</text:p>
      <text:p text:style-name="P4">3 <text:s text:c="11"/>tomato</text:p>
      <text:p text:style-name="P15">&gt; print (data.frame (myDataFrame$items, myDataFrame$cost_per_item))</text:p>
      <text:p text:style-name="P4"><text:s text:c="2"/>myDataFrame.items myDataFrame.cost_per_item</text:p>
      <text:p text:style-name="P4">1 <text:s text:c="12"/>apple <text:s text:c="22"/>110</text:p>
      <text:p text:style-name="P4">2 <text:s text:c="11"/>carrot <text:s text:c="23"/>60</text:p>
      <text:p text:style-name="P4">3 <text:s text:c="11"/>tomato <text:s text:c="23"/>25</text:p>
      <text:p text:style-name="P9"><text:span text:style-name="T4"># </text:span>extracting 1<text:span text:style-name="T1">st</text:span> tworows</text:p>
      <text:p text:style-name="P15">&gt; print (data.frame (myDataFrame$items[1:2]))</text:p>
      <text:p text:style-name="P4"><text:s text:c="2"/>myDataFrame.items.1.2.</text:p>
      <text:p text:style-name="P4">1 <text:s text:c="17"/>apple</text:p>
      <text:p text:style-name="P4">2 <text:s text:c="16"/>carrot</text:p>
      <text:p text:style-name="P1"/>
      <text:h text:style-name="Heading_20_2" text:outline-level="2"><text:span text:style-name="Strong_20_Emphasis"><text:span text:style-name="T2">Expand R Data Frame</text:span></text:span></text:h>
      <text:p text:style-name="P18"><text:span text:style-name="T4"># </text:span>A data frame can be expanded by adding columns and rows.</text:p>
      <text:p text:style-name="P20"><text:span text:style-name="T4"># </text:span>Adding column</text:p>
      <text:p text:style-name="P15">&gt; myDataFrame$total_items &lt;- c(5,2,6)</text:p>
      <text:p text:style-name="P15">&gt; myDataFrame</text:p>
      <text:p text:style-name="P4"><text:s text:c="3"/>items cost_per_item total_items</text:p>
      <text:p text:style-name="P4">1 <text:s/>apple <text:s text:c="10"/>110 <text:s text:c="10"/>5</text:p>
      <text:p text:style-name="P4">2 carrot <text:s text:c="11"/>60 <text:s text:c="10"/>2</text:p>
      <text:p text:style-name="P4">3 tomato <text:s text:c="11"/>25 <text:s text:c="10"/>6</text:p>
      <text:p text:style-name="P10"><text:span text:style-name="T4"># </text:span>Adding row</text:p>
      <text:p text:style-name="P15">&gt; myNewDataFrame &lt;- data.frame (items = c ("Beetroot", "Mosambi"), cost_per_item=c(39,95), total_items = c(2,3))</text:p>
      <text:p text:style-name="P15">&gt; rowAddedDataFrame &lt;- rbind(myDataFrame, myNewDataFrame)</text:p>
      <text:p text:style-name="P15">&gt; rowAddedDataFrame</text:p>
      <text:p text:style-name="P4"><text:s text:c="5"/>items cost_per_item total_items</text:p>
      <text:p text:style-name="P4">1 <text:s text:c="3"/>apple <text:s text:c="10"/>110 <text:s text:c="10"/>5</text:p>
      <text:p text:style-name="P4">2 <text:s text:c="2"/>carrot <text:s text:c="11"/>60 <text:s text:c="10"/>2</text:p>
      <text:p text:style-name="P4">3 <text:s text:c="2"/>tomato <text:s text:c="11"/>25 <text:s text:c="10"/>6</text:p>
      <text:p text:style-name="P4">4 Beetroot <text:s text:c="11"/>39 <text:s text:c="10"/>2</text:p>
      <text:p text:style-name="P4">5 <text:s/>Mosambi <text:s text:c="11"/>95 <text:s text:c="10"/>3</text:p>
      <text:p text:style-name="P4"/>
      <text:p text:style-name="P4"/>
      <text:p text:style-name="P4"/>
      <text:p text:style-name="P4"/>
      <text:h text:style-name="P2" text:outline-level="2"><text:soft-page-break/>Merging Data Frames</text:h>
      <text:p text:style-name="P16">&gt; myDataFrame &lt;- data.frame (id = c ("i001", "i002", "i003"), items = c ("apple", "carrot", "tomato"), cost_per_item = c (110,60,25))</text:p>
      <text:p text:style-name="P16">&gt; myNewDataFrame &lt;- data.frame (id = c ("i004", "i005"), items = c ("beetroot", "mosambi"), cost_per_item = c (39,95))</text:p>
      <text:p text:style-name="P16">&gt; finale &lt;- merge (myDataFrame, myNewDataFrame, by = "id")</text:p>
      <text:p text:style-name="P16">&gt; finale</text:p>
      <text:p text:style-name="P5">[1] id <text:s text:c="13"/>items.x <text:s text:c="8"/>cost_per_item.x items.y <text:s text:c="7"/></text:p>
      <text:p text:style-name="P5">[5] cost_per_item.y</text:p>
      <text:p text:style-name="P5">&lt;0 rows&gt; (or 0-length row.names)</text:p>
      <text:p text:style-name="P5"/>
      <text:p text:style-name="P11">//Natural join</text:p>
      <text:p text:style-name="P16">&gt; finale &lt;- merge (myDataFrame, myNewDataFrame, by = "id", all = FALSE)</text:p>
      <text:p text:style-name="P16">&gt; finale</text:p>
      <text:p text:style-name="P5">[1] id <text:s text:c="13"/>items.x <text:s text:c="8"/>cost_per_item.x items.y <text:s text:c="7"/></text:p>
      <text:p text:style-name="P5">[5] cost_per_item.y</text:p>
      <text:p text:style-name="P5">&lt;0 rows&gt; (or 0-length row.names)</text:p>
      <text:p text:style-name="P5"/>
      <text:p text:style-name="P11">//fullouter join</text:p>
      <text:p text:style-name="P16">&gt; finale &lt;- merge(myDataFrame, myNewDataFrame,by="id",all=TRUE)</text:p>
      <text:p text:style-name="P16">&gt; finale</text:p>
      <text:p text:style-name="P5"><text:s text:c="4"/>id items.x cost_per_item.x <text:s/>items.y cost_per_item.y</text:p>
      <text:p text:style-name="P5">1 i001 <text:s text:c="2"/>apple <text:s text:c="12"/>110 <text:s text:c="4"/>&lt;NA&gt; <text:s text:c="13"/>NA</text:p>
      <text:p text:style-name="P5">2 i002 <text:s/>carrot <text:s text:c="13"/>60 <text:s text:c="4"/>&lt;NA&gt; <text:s text:c="13"/>NA</text:p>
      <text:p text:style-name="P5">3 i003 <text:s/>tomato <text:s text:c="13"/>25 <text:s text:c="4"/>&lt;NA&gt; <text:s text:c="13"/>NA</text:p>
      <text:p text:style-name="P5">4 i004 <text:s text:c="3"/>&lt;NA&gt; <text:s text:c="13"/>NA beetroot <text:s text:c="13"/>39</text:p>
      <text:p text:style-name="P5">5 i005 <text:s text:c="3"/>&lt;NA&gt; <text:s text:c="13"/>NA <text:s/>mosambi <text:s text:c="13"/>95</text:p>
      <text:p text:style-name="P5"/>
      <text:p text:style-name="P11">//cross-join</text:p>
      <text:p text:style-name="P16">&gt; finale &lt;- merge(x = myDataFrame,y = myNewDataFrame,by=NULL)</text:p>
      <text:p text:style-name="P16">&gt; finale</text:p>
      <text:p text:style-name="P5"><text:s text:c="2"/>id.x items.x cost_per_item.x id.y <text:s/>items.y cost_per_item.y</text:p>
      <text:p text:style-name="P5">1 i001 <text:s text:c="2"/>apple <text:s text:c="12"/>110 i004 beetroot <text:s text:c="13"/>39</text:p>
      <text:p text:style-name="P5">2 i002 <text:s/>carrot <text:s text:c="13"/>60 i004 beetroot <text:s text:c="13"/>39</text:p>
      <text:p text:style-name="P5">3 i003 <text:s/>tomato <text:s text:c="13"/>25 i004 beetroot <text:s text:c="13"/>39</text:p>
      <text:p text:style-name="P5">4 i001 <text:s text:c="2"/>apple <text:s text:c="12"/>110 i005 <text:s/>mosambi <text:s text:c="13"/>95</text:p>
      <text:p text:style-name="P5">5 i002 <text:s/>carrot <text:s text:c="13"/>60 i005 <text:s/>mosambi <text:s text:c="13"/>95</text:p>
      <text:p text:style-name="P5">6 i003 <text:s/>tomato <text:s text:c="13"/>25 i005 <text:s/>mosambi <text:s text:c="13"/>95</text:p>
      <text:p text:style-name="P12"/>
      <text:p text:style-name="P12"/>
      <text:p text:style-name="P12"/>
      <text:p text:style-name="P12"/>
      <text:h text:style-name="P2" text:outline-level="2"><text:soft-page-break/>Melt<text:span text:style-name="T4">ing</text:span> the Data</text:h>
      <text:p text:style-name="P6">&gt; melt (myDataFrame, id = c("id", "items"))</text:p>
      <text:p text:style-name="P6"><text:s text:c="4"/>id <text:s/>items <text:s text:c="5"/>variable value</text:p>
      <text:p text:style-name="P6">1 i001 <text:s/>apple cost_per_item <text:s text:c="2"/>110</text:p>
      <text:p text:style-name="P6">2 i002 carrot cost_per_item <text:s text:c="3"/>60</text:p>
      <text:p text:style-name="P6">3 i003 tomato cost_per_item <text:s text:c="3"/>25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0:44:51.996704564</meta:creation-date>
    <dc:date>2020-09-28T12:24:35.141261895</dc:date>
    <meta:editing-duration>PT35M36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5" meta:paragraph-count="148" meta:word-count="802" meta:character-count="5314" meta:non-whitespace-character-count="3707"/>
  </office:meta>
</office:document-meta>
</file>